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text>
      <text:h text:outline-level="1" text:style-name="DocTitle">Stack Tecnológico — login-app</text:h>
      <text:p text:style-name="Subtitulo">Generado automáticamente — 10/05/2026 23:42</text:p>
      <text:h text:outline-level="2" text:style-name="H1">Tecnologías del proyecto</text:h>
      <table:table>
        <table:table-column/>
        <table:table-column/>
        <table:table-column/>
        <table:table-row>
          <table:table-cell table:style-name="TH">
            <text:p text:style-name="THText">Capa</text:p>
          </table:table-cell>
          <table:table-cell table:style-name="TH">
            <text:p text:style-name="THText">Tecnología</text:p>
          </table:table-cell>
          <table:table-cell table:style-name="TH">
            <text:p text:style-name="THText">Versión</text:p>
          </table:table-cell>
        </table:table-row>
        <table:table-row>
          <table:table-cell table:style-name="TD">
            <text:p text:style-name="Normal">Frontend</text:p>
          </table:table-cell>
          <table:table-cell table:style-name="TD">
            <text:p text:style-name="Normal">Angular + TypeScript</text:p>
          </table:table-cell>
          <table:table-cell table:style-name="TD">
            <text:p text:style-name="Normal">21 / 5.9</text:p>
          </table:table-cell>
        </table:table-row>
        <table:table-row>
          <table:table-cell table:style-name="TD2">
            <text:p text:style-name="Normal">Backend</text:p>
          </table:table-cell>
          <table:table-cell table:style-name="TD2">
            <text:p text:style-name="Normal">Spring Boot + Java</text:p>
          </table:table-cell>
          <table:table-cell table:style-name="TD2">
            <text:p text:style-name="Normal">3.4.5 / 21</text:p>
          </table:table-cell>
        </table:table-row>
        <table:table-row>
          <table:table-cell table:style-name="TD">
            <text:p text:style-name="Normal">Base de datos</text:p>
          </table:table-cell>
          <table:table-cell table:style-name="TD">
            <text:p text:style-name="Normal">Microsoft SQL Server</text:p>
          </table:table-cell>
          <table:table-cell table:style-name="TD">
            <text:p text:style-name="Normal">2022</text:p>
          </table:table-cell>
        </table:table-row>
        <table:table-row>
          <table:table-cell table:style-name="TD2">
            <text:p text:style-name="Normal">ORM</text:p>
          </table:table-cell>
          <table:table-cell table:style-name="TD2">
            <text:p text:style-name="Normal">Spring Data JPA + Hibernate</text:p>
          </table:table-cell>
          <table:table-cell table:style-name="TD2">
            <text:p text:style-name="Normal">6.6</text:p>
          </table:table-cell>
        </table:table-row>
        <table:table-row>
          <table:table-cell table:style-name="TD">
            <text:p text:style-name="Normal">Autenticación</text:p>
          </table:table-cell>
          <table:table-cell table:style-name="TD">
            <text:p text:style-name="Normal">Spring Security + JWT (JJWT)</text:p>
          </table:table-cell>
          <table:table-cell table:style-name="TD">
            <text:p text:style-name="Normal">0.12.6</text:p>
          </table:table-cell>
        </table:table-row>
        <table:table-row>
          <table:table-cell table:style-name="TD2">
            <text:p text:style-name="Normal">Encriptación</text:p>
          </table:table-cell>
          <table:table-cell table:style-name="TD2">
            <text:p text:style-name="Normal">BCrypt</text:p>
          </table:table-cell>
          <table:table-cell table:style-name="TD2">
            <text:p text:style-name="Normal">Spring Security</text:p>
          </table:table-cell>
        </table:table-row>
        <table:table-row>
          <table:table-cell table:style-name="TD">
            <text:p text:style-name="Normal">Build backend</text:p>
          </table:table-cell>
          <table:table-cell table:style-name="TD">
            <text:p text:style-name="Normal">Apache Maven</text:p>
          </table:table-cell>
          <table:table-cell table:style-name="TD">
            <text:p text:style-name="Normal">3.x</text:p>
          </table:table-cell>
        </table:table-row>
        <table:table-row>
          <table:table-cell table:style-name="TD2">
            <text:p text:style-name="Normal">Build frontend</text:p>
          </table:table-cell>
          <table:table-cell table:style-name="TD2">
            <text:p text:style-name="Normal">Angular CLI + npm</text:p>
          </table:table-cell>
          <table:table-cell table:style-name="TD2">
            <text:p text:style-name="Normal">21.x</text:p>
          </table:table-cell>
        </table:table-row>
      </table:table>
      <text:p text:style-name="Normal"/>
      <text:h text:outline-level="2" text:style-name="H1">Dependencias backend (pom.xml)</text:h>
      <table:table>
        <table:table-column/>
        <table:table-row>
          <table:table-cell table:style-name="TH">
            <text:p text:style-name="THText">Dependencia</text:p>
          </table:table-cell>
        </table:table-row>
        <table:table-row>
          <table:table-cell table:style-name="TD">
            <text:p text:style-name="Normal">spring-boot-starter-parent</text:p>
          </table:table-cell>
        </table:table-row>
        <table:table-row>
          <table:table-cell table:style-name="TD2">
            <text:p text:style-name="Normal">spring-boot-starter-web</text:p>
          </table:table-cell>
        </table:table-row>
        <table:table-row>
          <table:table-cell table:style-name="TD">
            <text:p text:style-name="Normal">spring-boot-starter-security</text:p>
          </table:table-cell>
        </table:table-row>
        <table:table-row>
          <table:table-cell table:style-name="TD2">
            <text:p text:style-name="Normal">spring-boot-starter-data-jpa</text:p>
          </table:table-cell>
        </table:table-row>
        <table:table-row>
          <table:table-cell table:style-name="TD">
            <text:p text:style-name="Normal">mssql-jdbc</text:p>
          </table:table-cell>
        </table:table-row>
        <table:table-row>
          <table:table-cell table:style-name="TD2">
            <text:p text:style-name="Normal">jjwt-api</text:p>
          </table:table-cell>
        </table:table-row>
        <table:table-row>
          <table:table-cell table:style-name="TD">
            <text:p text:style-name="Normal">jjwt-impl</text:p>
          </table:table-cell>
        </table:table-row>
        <table:table-row>
          <table:table-cell table:style-name="TD2">
            <text:p text:style-name="Normal">jjwt-jackson</text:p>
          </table:table-cell>
        </table:table-row>
      </table:table>
      <text:p text:style-name="Normal"/>
      <text:h text:outline-level="2" text:style-name="H1">Dependencias frontend (package.json)</text:h>
      <table:table>
        <table:table-column/>
        <table:table-column/>
        <table:table-row>
          <table:table-cell table:style-name="TH">
            <text:p text:style-name="THText">Paquete</text:p>
          </table:table-cell>
          <table:table-cell table:style-name="TH">
            <text:p text:style-name="THText">Versión</text:p>
          </table:table-cell>
        </table:table-row>
        <table:table-row>
          <table:table-cell table:style-name="TD">
            <text:p text:style-name="Normal">@angular/common</text:p>
          </table:table-cell>
          <table:table-cell table:style-name="TD">
            <text:p text:style-name="Normal">^21.2.0</text:p>
          </table:table-cell>
        </table:table-row>
        <table:table-row>
          <table:table-cell table:style-name="TD2">
            <text:p text:style-name="Normal">@angular/compiler</text:p>
          </table:table-cell>
          <table:table-cell table:style-name="TD2">
            <text:p text:style-name="Normal">^21.2.0</text:p>
          </table:table-cell>
        </table:table-row>
        <table:table-row>
          <table:table-cell table:style-name="TD">
            <text:p text:style-name="Normal">@angular/core</text:p>
          </table:table-cell>
          <table:table-cell table:style-name="TD">
            <text:p text:style-name="Normal">^21.2.0</text:p>
          </table:table-cell>
        </table:table-row>
        <table:table-row>
          <table:table-cell table:style-name="TD2">
            <text:p text:style-name="Normal">@angular/forms</text:p>
          </table:table-cell>
          <table:table-cell table:style-name="TD2">
            <text:p text:style-name="Normal">^21.2.0</text:p>
          </table:table-cell>
        </table:table-row>
        <table:table-row>
          <table:table-cell table:style-name="TD">
            <text:p text:style-name="Normal">@angular/platform-browser</text:p>
          </table:table-cell>
          <table:table-cell table:style-name="TD">
            <text:p text:style-name="Normal">^21.2.0</text:p>
          </table:table-cell>
        </table:table-row>
        <table:table-row>
          <table:table-cell table:style-name="TD2">
            <text:p text:style-name="Normal">@angular/router</text:p>
          </table:table-cell>
          <table:table-cell table:style-name="TD2">
            <text:p text:style-name="Normal">^21.2.0</text:p>
          </table:table-cell>
        </table:table-row>
        <table:table-row>
          <table:table-cell table:style-name="TD">
            <text:p text:style-name="Normal">rxjs</text:p>
          </table:table-cell>
          <table:table-cell table:style-name="TD">
            <text:p text:style-name="Normal">~7.8.0</text:p>
          </table:table-cell>
        </table:table-row>
        <table:table-row>
          <table:table-cell table:style-name="TD2">
            <text:p text:style-name="Normal">tslib</text:p>
          </table:table-cell>
          <table:table-cell table:style-name="TD2">
            <text:p text:style-name="Normal">^2.3.0</text:p>
          </table:table-cell>
        </table:table-row>
      </table:table>
      <text:p text:style-name="Normal"/>
      <text:h text:outline-level="2" text:style-name="H1">Base de datos</text:h>
      <table:table>
        <table:table-column/>
        <table:table-column/>
        <table:table-column/>
        <table:table-column/>
        <table:table-row>
          <table:table-cell table:style-name="TH">
            <text:p text:style-name="THText">Instancia</text:p>
          </table:table-cell>
          <table:table-cell table:style-name="TH">
            <text:p text:style-name="THText">Puerto</text:p>
          </table:table-cell>
          <table:table-cell table:style-name="TH">
            <text:p text:style-name="THText">Base de datos</text:p>
          </table:table-cell>
          <table:table-cell table:style-name="TH">
            <text:p text:style-name="THText">Schemas</text:p>
          </table:table-cell>
        </table:table-row>
        <table:table-row>
          <table:table-cell table:style-name="TD">
            <text:p text:style-name="Normal">localhost</text:p>
          </table:table-cell>
          <table:table-cell table:style-name="TD">
            <text:p text:style-name="Normal">1433</text:p>
          </table:table-cell>
          <table:table-cell table:style-name="TD">
            <text:p text:style-name="Normal">logindb</text:p>
          </table:table-cell>
          <table:table-cell table:style-name="TD">
            <text:p text:style-name="Normal">dbo, BRM_CONFIG</text:p>
          </table:table-cell>
        </table:table-row>
      </table:table>
      <text:p text:style-name="Normal"/>
      <text:h text:outline-level="3" text:style-name="H2">Tabla dbo.usuarios</text:h>
      <table:table>
        <table:table-column/>
        <table:table-column/>
        <table:table-column/>
        <table:table-row>
          <table:table-cell table:style-name="TH">
            <text:p text:style-name="THText">Columna</text:p>
          </table:table-cell>
          <table:table-cell table:style-name="TH">
            <text:p text:style-name="THText">Tipo</text:p>
          </table:table-cell>
          <table:table-cell table:style-name="TH">
            <text:p text:style-name="THText">Descripción</text:p>
          </table:table-cell>
        </table:table-row>
        <table:table-row>
          <table:table-cell table:style-name="TD">
            <text:p text:style-name="Normal">id</text:p>
          </table:table-cell>
          <table:table-cell table:style-name="TD">
            <text:p text:style-name="Normal">BIGINT IDENTITY PK</text:p>
          </table:table-cell>
          <table:table-cell table:style-name="TD">
            <text:p text:style-name="Normal">Clave primaria autoincremental</text:p>
          </table:table-cell>
        </table:table-row>
        <table:table-row>
          <table:table-cell table:style-name="TD2">
            <text:p text:style-name="Normal">username</text:p>
          </table:table-cell>
          <table:table-cell table:style-name="TD2">
            <text:p text:style-name="Normal">NVARCHAR UNIQUE</text:p>
          </table:table-cell>
          <table:table-cell table:style-name="TD2">
            <text:p text:style-name="Normal">Nombre de usuario único</text:p>
          </table:table-cell>
        </table:table-row>
        <table:table-row>
          <table:table-cell table:style-name="TD">
            <text:p text:style-name="Normal">password</text:p>
          </table:table-cell>
          <table:table-cell table:style-name="TD">
            <text:p text:style-name="Normal">NVARCHAR</text:p>
          </table:table-cell>
          <table:table-cell table:style-name="TD">
            <text:p text:style-name="Normal">Hash BCrypt</text:p>
          </table:table-cell>
        </table:table-row>
        <table:table-row>
          <table:table-cell table:style-name="TD2">
            <text:p text:style-name="Normal">nombre</text:p>
          </table:table-cell>
          <table:table-cell table:style-name="TD2">
            <text:p text:style-name="Normal">NVARCHAR</text:p>
          </table:table-cell>
          <table:table-cell table:style-name="TD2">
            <text:p text:style-name="Normal">Nombre completo</text:p>
          </table:table-cell>
        </table:table-row>
        <table:table-row>
          <table:table-cell table:style-name="TD">
            <text:p text:style-name="Normal">rol</text:p>
          </table:table-cell>
          <table:table-cell table:style-name="TD">
            <text:p text:style-name="Normal">NVARCHAR</text:p>
          </table:table-cell>
          <table:table-cell table:style-name="TD">
            <text:p text:style-name="Normal">ADMIN | REGULAR</text:p>
          </table:table-cell>
        </table:table-row>
      </table:table>
      <text:p text:style-name="Normal"/>
      <text:h text:outline-level="3" text:style-name="H2">Tabla BRM_CONFIG.CFG_CONFIG</text:h>
      <table:table>
        <table:table-column/>
        <table:table-column/>
        <table:table-column/>
        <table:table-row>
          <table:table-cell table:style-name="TH">
            <text:p text:style-name="THText">Columna</text:p>
          </table:table-cell>
          <table:table-cell table:style-name="TH">
            <text:p text:style-name="THText">Tipo</text:p>
          </table:table-cell>
          <table:table-cell table:style-name="TH">
            <text:p text:style-name="THText">Descripción</text:p>
          </table:table-cell>
        </table:table-row>
        <table:table-row>
          <table:table-cell table:style-name="TD">
            <text:p text:style-name="Normal">CFG_CONFIG_VAR</text:p>
          </table:table-cell>
          <table:table-cell table:style-name="TD">
            <text:p text:style-name="Normal">NVARCHAR PK</text:p>
          </table:table-cell>
          <table:table-cell table:style-name="TD">
            <text:p text:style-name="Normal">Nombre del parámetro</text:p>
          </table:table-cell>
        </table:table-row>
        <table:table-row>
          <table:table-cell table:style-name="TD2">
            <text:p text:style-name="Normal">CFG_CONFIG_VALOR</text:p>
          </table:table-cell>
          <table:table-cell table:style-name="TD2">
            <text:p text:style-name="Normal">NVARCHAR</text:p>
          </table:table-cell>
          <table:table-cell table:style-name="TD2">
            <text:p text:style-name="Normal">Valor del parámetro</text:p>
          </table:table-cell>
        </table:table-row>
        <table:table-row>
          <table:table-cell table:style-name="TD">
            <text:p text:style-name="Normal">CFG_CONFIG_GRUPO</text:p>
          </table:table-cell>
          <table:table-cell table:style-name="TD">
            <text:p text:style-name="Normal">NVARCHAR</text:p>
          </table:table-cell>
          <table:table-cell table:style-name="TD">
            <text:p text:style-name="Normal">Agrupación lógic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DocTitle" style:family="paragraph" style:display-name="DocTitle">
      <style:text-properties fo:font-size="20pt" fo:font-weight="bold" fo:color="#1F3864"/>
      <style:paragraph-properties fo:margin-bottom="0.2cm"/>
    </style:style>
    <style:style style:name="Subtitulo" style:family="paragraph" style:display-name="Subtitulo">
      <style:text-properties fo:font-size="10pt" fo:color="#666666"/>
      <style:paragraph-properties fo:margin-bottom="0.4cm"/>
    </style:style>
    <style:style style:name="H1" style:family="paragraph" style:display-name="H1">
      <style:text-properties fo:font-size="14pt" fo:font-weight="bold" fo:color="#2E74B5"/>
      <style:paragraph-properties fo:margin-top="0.5cm" fo:margin-bottom="0.2cm"/>
    </style:style>
    <style:style style:name="H2" style:family="paragraph" style:display-name="H2">
      <style:text-properties fo:font-size="11pt" fo:font-weight="bold" fo:color="#404040"/>
      <style:paragraph-properties fo:margin-top="0.3cm" fo:margin-bottom="0.1cm"/>
    </style:style>
    <style:style style:name="Normal" style:family="paragraph" style:display-name="Normal">
      <style:text-properties fo:font-size="10pt"/>
    </style:style>
    <style:style style:name="CodeBlock" style:family="paragraph" style:display-name="CodeBlock">
      <style:text-properties style:font-name="Courier New" fo:font-size="9pt"/>
      <style:paragraph-properties fo:background-color="#F5F5F5" fo:margin-left="0.4cm" fo:margin-top="0.05cm" fo:margin-bottom="0.05cm"/>
    </style:style>
    <style:style style:name="Badge" style:family="paragraph" style:display-name="Badge">
      <style:text-properties fo:font-size="9pt" fo:color="#155724"/>
      <style:paragraph-properties fo:background-color="#D4EDDA" fo:margin-bottom="0.3cm"/>
    </style:style>
    <style:style style:name="TH" style:family="table-cell" style:display-name="TH">
      <style:table-cell-properties fo:background-color="#2E74B5" fo:padding="0.12cm" fo:border="0.05cm solid #CCCCCC"/>
    </style:style>
    <style:style style:name="TD" style:family="table-cell" style:display-name="TD">
      <style:table-cell-properties fo:padding="0.1cm" fo:border="0.05cm solid #CCCCCC"/>
    </style:style>
    <style:style style:name="TD2" style:family="table-cell" style:display-name="TD2">
      <style:table-cell-properties fo:background-color="#EBF3FB" fo:padding="0.1cm" fo:border="0.05cm solid #CCCCCC"/>
    </style:style>
    <style:style style:name="THText" style:family="paragraph" style:display-name="THText">
      <style:text-properties fo:font-weight="bold" fo:color="#FFFFFF"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